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32f8" officeooo:paragraph-rsid="001632f8" style:font-size-asian="14pt" style:font-weight-asian="bold" style:font-size-complex="14pt" style:font-weight-complex="bold"/>
    </style:style>
    <style:style style:name="P2" style:family="paragraph" style:parent-style-name="Standard">
      <style:paragraph-properties fo:text-align="end" style:justify-single-word="false"/>
      <style:text-properties officeooo:rsid="001785f1" officeooo:paragraph-rsid="001785f1"/>
    </style:style>
    <style:style style:name="P3" style:family="paragraph" style:parent-style-name="Standard">
      <style:paragraph-properties fo:text-align="start" style:justify-single-word="false"/>
      <style:text-properties officeooo:rsid="001785f1" officeooo:paragraph-rsid="001785f1"/>
    </style:style>
    <style:style style:name="P4" style:family="paragraph" style:parent-style-name="Standard">
      <style:paragraph-properties fo:text-align="start" style:justify-single-word="false"/>
      <style:text-properties officeooo:rsid="0018160e" officeooo:paragraph-rsid="0018160e"/>
    </style:style>
    <style:style style:name="P5" style:family="paragraph" style:parent-style-name="Standard">
      <style:paragraph-properties fo:text-align="start" style:justify-single-word="false"/>
      <style:text-properties officeooo:rsid="0018160e" officeooo:paragraph-rsid="002fb4ed"/>
    </style:style>
    <style:style style:name="P6" style:family="paragraph" style:parent-style-name="Standard">
      <style:paragraph-properties fo:text-align="start" style:justify-single-word="false"/>
      <style:text-properties officeooo:rsid="0018160e" officeooo:paragraph-rsid="00748c35"/>
    </style:style>
    <style:style style:name="P7" style:family="paragraph" style:parent-style-name="Standard">
      <style:paragraph-properties fo:text-align="start" style:justify-single-word="false"/>
      <style:text-properties officeooo:rsid="001aa518" officeooo:paragraph-rsid="001aa518"/>
    </style:style>
    <style:style style:name="P8" style:family="paragraph" style:parent-style-name="Standard">
      <style:paragraph-properties fo:text-align="start" style:justify-single-word="false"/>
      <style:text-properties officeooo:rsid="001adc76" officeooo:paragraph-rsid="001adc76"/>
    </style:style>
    <style:style style:name="P9" style:family="paragraph" style:parent-style-name="Standard">
      <style:paragraph-properties fo:text-align="start" style:justify-single-word="false"/>
      <style:text-properties officeooo:rsid="001c6daa" officeooo:paragraph-rsid="001adc76"/>
    </style:style>
    <style:style style:name="P10" style:family="paragraph" style:parent-style-name="Standard">
      <style:paragraph-properties fo:text-align="start" style:justify-single-word="false"/>
      <style:text-properties officeooo:rsid="001c6daa" officeooo:paragraph-rsid="007c7c0c"/>
    </style:style>
    <style:style style:name="P11" style:family="paragraph" style:parent-style-name="Standard">
      <style:paragraph-properties fo:text-align="start" style:justify-single-word="false"/>
      <style:text-properties officeooo:rsid="001f6d98" officeooo:paragraph-rsid="001f6d98"/>
    </style:style>
    <style:style style:name="P12" style:family="paragraph" style:parent-style-name="Standard">
      <style:paragraph-properties fo:text-align="start" style:justify-single-word="false"/>
      <style:text-properties officeooo:rsid="00529247" officeooo:paragraph-rsid="00529247"/>
    </style:style>
    <style:style style:name="P13" style:family="paragraph" style:parent-style-name="Standard">
      <style:paragraph-properties fo:text-align="start" style:justify-single-word="false"/>
      <style:text-properties officeooo:rsid="003ea02c" officeooo:paragraph-rsid="00748c35"/>
    </style:style>
    <style:style style:name="P14" style:family="paragraph" style:parent-style-name="Standard">
      <style:paragraph-properties fo:text-align="start" style:justify-single-word="false"/>
      <style:text-properties officeooo:rsid="001c6daa" officeooo:paragraph-rsid="0109719d"/>
    </style:style>
    <style:style style:name="T1" style:family="text">
      <style:text-properties officeooo:rsid="001741bf"/>
    </style:style>
    <style:style style:name="T2" style:family="text">
      <style:text-properties officeooo:rsid="001d0964"/>
    </style:style>
    <style:style style:name="T3" style:family="text">
      <style:text-properties officeooo:rsid="00211418"/>
    </style:style>
    <style:style style:name="T4" style:family="text">
      <style:text-properties officeooo:rsid="003ea02c"/>
    </style:style>
    <style:style style:name="T5" style:family="text">
      <style:text-properties officeooo:rsid="00530a40"/>
    </style:style>
    <style:style style:name="T6" style:family="text">
      <style:text-properties officeooo:rsid="005b4087"/>
    </style:style>
    <style:style style:name="T7" style:family="text">
      <style:text-properties officeooo:rsid="006b2efe"/>
    </style:style>
    <style:style style:name="T8" style:family="text">
      <style:text-properties officeooo:rsid="00759811"/>
    </style:style>
    <style:style style:name="T9" style:family="text">
      <style:text-properties officeooo:rsid="007c7c0c"/>
    </style:style>
    <style:style style:name="T10" style:family="text">
      <style:text-properties officeooo:rsid="0094a3ba"/>
    </style:style>
    <style:style style:name="T11" style:family="text">
      <style:text-properties officeooo:rsid="00c59b2b"/>
    </style:style>
    <style:style style:name="T12" style:family="text">
      <style:text-properties officeooo:rsid="00e3dd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6 Python – Group Project 1: <text:span text:style-name="T1">Classes and iterators in Python <text:s/>Report</text:span></text:p>
      <text:p text:style-name="P1"/>
      <text:p text:style-name="P2">(matric_num), <text:span text:style-name="T6">160021429</text:span></text:p>
      <text:p text:style-name="P3"/>
      <text:p text:style-name="P3"/>
      <text:p text:style-name="P4">1. Overview</text:p>
      <text:p text:style-name="P4"/>
      <text:p text:style-name="P5"><text:s/><text:span text:style-name="T3">Basically, the aim of the basic requirements is to implement the python class, which is for the “Twisted Int”. The twisted int contains the value and the n value, where the value is the actual value of the twisted int, and the n value is the modulo for operation of twisted ints. The given format of the twisted int is &lt;value:n&gt;. The twisted int has addition and multiplication, which follow the given rules: “a + b = ( valA + valB) mod n” and “a * b = (valA * valB) mod n”, where the “a = &lt;valA:n&gt;” and “b = &lt;valB:n&gt;”.</text:span></text:p>
      <text:p text:style-name="P5"/>
      <text:p text:style-name="P6"><text:s/><text:span text:style-name="T4">Moreover, we got a number of extensions: 3 easy extensions, 3 medium extensions, and 2 hard extensions. Easy extensions asked us to add twisted ints, which satisfy the given condition, in the list. Medium extensions asked us to implement the iterator for the twisted int, and use that iterator. The hard extensions asked us to improve our codes and testings, for example, implementing the matrix that contains twisted ints in it, or doing the documentation test by using the doctest. </text:span></text:p>
      <text:p text:style-name="P6"/>
      <text:p text:style-name="P13"><text:s/>Furthermore, we made the class “NewTwist”, which allows the user to make the customized rules for addition and multiplication. The newTwist thing is our own extension.</text:p>
      <text:p text:style-name="P4"/>
      <text:p text:style-name="P7">2. Design <text:span text:style-name="T2">and Implementation</text:span></text:p>
      <text:p text:style-name="P8"/>
      <text:p text:style-name="P12"><text:s/><text:span text:style-name="T5">To implement the twisted int, we simply made the class called TwistedInt, and override init, add, mul, str, eq, ne, and repr method. The init, add, and mul methods checks if the arguments satisfy the condition, and raise the error if the given argument is invalid. The init method checks if the n value is greater than 0, and if the value of the twisted int is less than the n value. The add and mul method checks if the two operands use the same n value.</text:span></text:p>
      <text:p text:style-name="P8"/>
      <text:p text:style-name="P8"><text:s/><text:span text:style-name="T8">In the easyextension.py file, we implemented 7 functions: findMul1, checkReverse, checkReverseAdd, checkReverseMultiply, checkReverseAddAndAdd, checkReverseMultiplyAndMult, and checkReverseNested. The findMul1 function finds all elementes in the Zn, where x * x = &lt;1:n&gt;, and put all results in the list. The checkReverse function takes 2 arguments, n and commandNum. We used if else staement in the checkReverse function to check the value of the commandNum, and call the corresponding function. If the commandNum is 1, the checkReverseAdd will be called. If it is 2, the checkReverseMultiply will be called. If it is 3, the checkReverseAddAndAdd function will be called. If the commandNum is 4, the checkReverseMultiplyAndMul will be called, and the checkReverseNested will be called when the value of the commandNum is equal to 5.</text:span></text:p>
      <text:p text:style-name="P9"/>
      <text:p text:style-name="P9"><text:s/><text:span text:style-name="T10">The checkReverseAdd function checks if any elements in the Zn satisfies the condition “x+y == y+x”. Similarly, the checkReverseMultiply function checks if any twisted int in the Zn satisfies the condition “x*y == y*x”. The checkReverseAddAndAdd function checks if any twisted int in the Zn satisfies the condition “(x+y)+z == x+(y+z)”, and the checkReverseMultiplyAndMult checks if any twisted int in the Zn condition “(x*y)*z == x*(y*z)”. Basically, I used multiple for loops, which starts from 0 to n-1, to test all twisted int objects in the given set.</text:span></text:p>
      <text:p text:style-name="P9"/>
      <text:p text:style-name="P9"><text:s/><text:span text:style-name="T11">For the third easy extension, we made the file that is called twistedintegers.py. In that file, we made the new class called TwistedIntegers which will represent Zn with respect to the operations “a + b = (val_a + val_b) mod n”, and “a * b = (val_a + val_b + val_a * val_b) mod n”, where “a = </text:span><text:soft-page-break/><text:span text:style-name="T11">&lt;val_a:n&gt;” and “b = &lt;val_b:n&gt;”. The TwistedIntegers class has 7 methods: init, str, repr, Size, IntegerList, addTwoTwistedInt, and mulTwoTwistedInt. The init method sets the n value of the TwistedIntegers, and append all TwistedInt objects in the list, and store it as an attribute. The str method and repr method returns the list of TwistedInt objects, which will be used for the print function. The addTwoTwistedInt and mulTwoTwistedInt methods takes two arguments, which are the index of the operands. So, if the user call the addTwoTwistedInt with 2 arguments 3 and 4, it will calculate the operation “TwistedInt&lt;2:n&gt; + TwistedInt&lt;3:n&gt;” and return the result of the operation. The Size method returns the size of the TwistedIntegers, which would be n.</text:span></text:p>
      <text:p text:style-name="P9"/>
      <text:p text:style-name="P9"><text:s/><text:span text:style-name="T12">We implemented every required thing for the medium extension in the “midextension.py” file. We made the IteratorOfTwistedIntegers class for the first medium extension, and made the modArithmetic(n, f), addModArithmetic(n), and multModArithmetic(n) for the second and third medium extension. The IteratorOfTwistedIntegers is the class of iterator for the TwistedIntegers type object, which iterates the list of TwistedInt type objects. The iter and next method supports the iterating. The next method will check if the list has more elements, and raise the “StopIteration” when the list has no more element in it. Otherwise, the next method will return the next element.</text:span></text:p>
      <text:p text:style-name="P9"/>
      <text:p text:style-name="P14"><text:s/>The addModArithmetic function and the multModArithmetic calls the modArithmetic function, which uses the IteratorOfTwistedIntegers to find every element ‘e’ in the TwistedIntegers which satisfies the given condition: “e + a == a” or “e * a == a” for all ‘a’s in the Zn. In the addModArithmetic function, the modArithmetic function takes the “lambda m, i: m + i” as a parameter to check if the condition “e+a == a” is true. Similarly, in the multModArithmetic function takes the “lambda m, I : m * i” to check if the condition “e * a == a” is true.</text:p>
      <text:p text:style-name="P9"/>
      <text:p text:style-name="P11"><text:span text:style-name="T9">3</text:span>. Testing</text:p>
      <text:p text:style-name="P11"/>
      <text:p text:style-name="P10"><text:span text:style-name="T9">4</text:span>. Difficulties</text:p>
      <text:p text:style-name="P10"/>
      <text:p text:style-name="P10"><text:s/><text:span text:style-name="T7">It is clear that the hardest part to implement in this practical was making the unit tests of NewTwist and Matrices. We spent a lot of time for searching how to test the function that takes multiple inputs by using the standard input. We did not try the unit test in python before, thus, everything was new to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45:56.699251389</meta:creation-date>
    <dc:date>2018-03-05T22:28:45.253343671</dc:date>
    <meta:editing-duration>PT9H40M37S</meta:editing-duration>
    <meta:editing-cycles>169</meta:editing-cycles>
    <meta:generator>LibreOffice/5.4.5.1$Linux_X86_64 LibreOffice_project/40$Build-1</meta:generator>
    <meta:document-statistic meta:table-count="0" meta:image-count="0" meta:object-count="0" meta:page-count="2" meta:paragraph-count="16" meta:word-count="962" meta:character-count="5758" meta:non-whitespace-character-count="4799"/>
  </office:meta>
</office:document-meta>
</file>